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3c3f1" officeooo:paragraph-rsid="0003c3f1"/>
    </style:style>
    <style:style style:name="P2" style:family="paragraph" style:parent-style-name="Standard">
      <style:text-properties fo:font-size="14pt" fo:font-weight="bold" officeooo:rsid="0003c3f1" officeooo:paragraph-rsid="0003c3f1" style:font-size-asian="12.25pt" style:font-weight-asian="bold" style:font-size-complex="14pt" style:font-weight-complex="bold"/>
    </style:style>
    <style:style style:name="P3" style:family="paragraph" style:parent-style-name="Standard">
      <style:text-properties fo:font-size="10.5pt" fo:font-weight="normal" officeooo:rsid="0003c3f1" officeooo:paragraph-rsid="0003c3f1" style:font-size-asian="9.14999961853027pt" style:font-weight-asian="normal" style:font-size-complex="10.5pt" style:font-weight-complex="normal"/>
    </style:style>
    <style:style style:name="P4" style:family="paragraph" style:parent-style-name="Standard">
      <style:text-properties fo:font-size="10.5pt" fo:font-weight="normal" officeooo:rsid="0003c3f1" officeooo:paragraph-rsid="00096527" style:font-size-asian="9.14999961853027pt" style:font-weight-asian="normal" style:font-size-complex="10.5pt" style:font-weight-complex="normal"/>
    </style:style>
    <style:style style:name="P5" style:family="paragraph" style:parent-style-name="Standard" style:list-style-name="L1">
      <style:text-properties fo:font-size="10.5pt" fo:font-weight="normal" officeooo:rsid="00054f6a" officeooo:paragraph-rsid="00054f6a" style:font-size-asian="9.14999961853027pt" style:font-weight-asian="normal" style:font-size-complex="10.5pt" style:font-weight-complex="normal"/>
    </style:style>
    <style:style style:name="P6" style:family="paragraph" style:parent-style-name="Standard" style:list-style-name="L1">
      <style:text-properties fo:font-size="10.5pt" fo:font-weight="normal" officeooo:rsid="0005968e" officeooo:paragraph-rsid="0005968e" style:font-size-asian="9.14999961853027pt" style:font-weight-asian="normal" style:font-size-complex="10.5pt" style:font-weight-complex="normal"/>
    </style:style>
    <style:style style:name="P7" style:family="paragraph" style:parent-style-name="Standard">
      <style:text-properties fo:font-size="10.5pt" fo:font-weight="normal" officeooo:rsid="0005968e" officeooo:paragraph-rsid="0007875b" style:font-size-asian="9.14999961853027pt" style:font-weight-asian="normal" style:font-size-complex="10.5pt" style:font-weight-complex="normal"/>
    </style:style>
    <style:style style:name="P8" style:family="paragraph" style:parent-style-name="Standard" style:list-style-name="L2">
      <style:text-properties fo:font-size="10.5pt" fo:font-weight="normal" officeooo:rsid="0007875b" officeooo:paragraph-rsid="0007875b" style:font-size-asian="9.14999961853027pt" style:font-weight-asian="normal" style:font-size-complex="10.5pt" style:font-weight-complex="normal"/>
    </style:style>
    <style:style style:name="P9" style:family="paragraph" style:parent-style-name="Standard" style:list-style-name="L2">
      <style:text-properties fo:font-size="10.5pt" fo:font-weight="normal" officeooo:rsid="00096527" officeooo:paragraph-rsid="00096527" style:font-size-asian="9.14999961853027pt" style:font-weight-asian="normal" style:font-size-complex="10.5pt" style:font-weight-complex="normal"/>
    </style:style>
    <style:style style:name="P10" style:family="paragraph" style:parent-style-name="Standard" style:list-style-name="L1">
      <style:text-properties fo:font-size="10.5pt" fo:font-weight="normal" officeooo:rsid="00096527" officeooo:paragraph-rsid="00096527" style:font-size-asian="9.14999961853027pt" style:font-weight-asian="normal" style:font-size-complex="10.5pt" style:font-weight-complex="normal"/>
    </style:style>
    <style:style style:name="P11" style:family="paragraph" style:parent-style-name="Standard">
      <style:text-properties fo:font-size="10.5pt" fo:font-weight="bold" officeooo:rsid="0005968e" officeooo:paragraph-rsid="0005968e" style:font-size-asian="9.14999961853027pt" style:font-weight-asian="bold" style:font-size-complex="10.5pt" style:font-weight-complex="bold"/>
    </style:style>
    <style:style style:name="P12" style:family="paragraph" style:parent-style-name="Standard" style:list-style-name="L1">
      <style:text-properties officeooo:paragraph-rsid="0007875b"/>
    </style:style>
    <style:style style:name="P13" style:family="paragraph" style:parent-style-name="Standard">
      <style:text-properties officeooo:paragraph-rsid="0007875b"/>
    </style:style>
    <style:style style:name="T1" style:family="text">
      <style:text-properties officeooo:rsid="0004da7d"/>
    </style:style>
    <style:style style:name="T2" style:family="text">
      <style:text-properties officeooo:rsid="0005968e"/>
    </style:style>
    <style:style style:name="T3" style:family="text">
      <style:text-properties officeooo:rsid="0007875b"/>
    </style:style>
    <style:style style:name="T4" style:family="text">
      <style:text-properties fo:font-size="10.5pt" fo:font-weight="normal" officeooo:rsid="0007875b" style:font-size-asian="9.14999961853027pt" style:font-weight-asian="normal" style:font-size-complex="10.5pt" style:font-weight-complex="normal"/>
    </style:style>
    <style:style style:name="T5" style:family="text">
      <style:text-properties fo:font-size="10.5pt" fo:font-weight="normal" officeooo:rsid="0005968e" style:font-size-asian="9.14999961853027pt" style:font-weight-asian="normal" style:font-size-complex="10.5pt" style:font-weight-complex="normal"/>
    </style:style>
    <style:style style:name="T6" style:family="text">
      <style:text-properties officeooo:rsid="000965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ystem Test Plan</text:p>
      <text:p text:style-name="P2"/>
      <text:p text:style-name="P4"><text:tab/>Th<text:span text:style-name="T1">e</text:span> plan to evaluate the function and effectiveness of the <text:span text:style-name="T1">fromwire2hire site is based around the requirements <text:s/>discussed earlier in the semester during the design review meeting. These tests ensure that all project requirements and deliverables are being met. Functionality is critical in the purpose in this site as well as the success of it.</text:span></text:p>
      <text:p text:style-name="P4"/>
      <text:p text:style-name="P4"><text:span text:style-name="T1">The test procedure is as follows:</text:span></text:p>
      <text:p text:style-name="P3"/>
      <text:p text:style-name="P3"/>
      <text:p text:style-name="P11">Regular User/Visitor</text:p>
      <text:list xml:id="list2944722222" text:style-name="L1">
        <text:list-item>
          <text:p text:style-name="P5">Navigate to site home page</text:p>
        </text:list-item>
        <text:list-item>
          <text:p text:style-name="P5">Ensure sections tabs route user to correct pages</text:p>
        </text:list-item>
        <text:list-item>
          <text:p text:style-name="P5">Verfiy Contact page displays correctly and is functional</text:p>
        </text:list-item>
        <text:list-item>
          <text:p text:style-name="P5">Ensure <text:span text:style-name="T2">Content of site is up to clients satisfaction</text:span></text:p>
        </text:list-item>
        <text:list-item>
          <text:p text:style-name="P10">Portfolio page functions as intended</text:p>
          <text:p text:style-name="P5"/>
        </text:list-item>
      </text:list>
      <text:p text:style-name="P11">Administrator</text:p>
      <text:list xml:id="list222208951563795" text:continue-numbering="true" text:style-name="L1">
        <text:list-item>
          <text:p text:style-name="P6">A functioning Wordpress Admin page for <text:s/>changes to be made should the client desire</text:p>
        </text:list-item>
        <text:list-item>
          <text:p text:style-name="P12"><text:span text:style-name="T5">Ability to implement secure configurations or other structure to the sit</text:span><text:span text:style-name="T4">e</text:span></text:p>
        </text:list-item>
      </text:list>
      <text:p text:style-name="P13"><text:span text:style-name="T4"/></text:p>
      <text:p text:style-name="P7"><text:span text:style-name="T3">The requirements being met are:</text:span></text:p>
      <text:list xml:id="list1987952370" text:style-name="L2">
        <text:list-item>
          <text:p text:style-name="P8">Client Satisfaction</text:p>
        </text:list-item>
        <text:list-item>
          <text:p text:style-name="P8">Proper Contact page functionality</text:p>
        </text:list-item>
        <text:list-item>
          <text:p text:style-name="P8">Resume Content relevancy and up to date, <text:span text:style-name="T6">provided</text:span></text:p>
        </text:list-item>
        <text:list-item>
          <text:p text:style-name="P9">Under or within budget</text:p>
        </text:list-item>
        <text:list-item>
          <text:p text:style-name="P9">Portfolio has content and is functioning as intended</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c3f1" officeooo:paragraph-rsid="0003c3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sh Robertson<text:tab/>COSC412<text:tab/>5/1/20</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4-30T22:22:06.796962817</dc:date>
    <meta:editing-duration>PT12M30S</meta:editing-duration>
    <meta:editing-cycles>2</meta:editing-cycles>
    <meta:document-statistic meta:table-count="0" meta:image-count="0" meta:object-count="0" meta:page-count="1" meta:paragraph-count="20" meta:word-count="175" meta:character-count="1049" meta:non-whitespace-character-count="903"/>
  </office:meta>
</office:document-meta>
</file>